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rshallingMessageConverter.canConvertFrom( Message &lt; ? &gt; message , Class &lt; ? &gt; targe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rshallingMessageConverter.getUn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MessageConverter.get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MessageConverter.setMarshaller( @ Nullable Marshaller marsha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MessageConverter.MarshallingMessageConverter( Marshaller marshal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rshallingMessageConverter.canConvertTo( Object payload , @ Nullable MessageHeaders 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rshallingMessageConverter.MarshallingMessageConverter( MimeType ... supported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MessageConverter.Marshalling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rshallingMessageConverter.setUnmarshaller( @ Nullable Unmarshaller unmarsha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MessageConverter.convertToInternal( Object payload , @ Nullable MessageHeaders headers , @ Nullable Object conversionH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arshallingMessageConverter.getSource( Object payloa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rshallingMessageConverte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MessageConverter.convertFromInternal( Message &lt; ? &gt; message , Class &lt; ? &gt; targetClass , @ Nullable Object conversionH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